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omprehensive To-do list of Aweworld.</text:p>
      <text:p text:style-name="P2"/>
      <text:p text:style-name="Standard">Old todo:</text:p>
      <text:p text:style-name="Standard">Lore page (Under construction. Needs: design <text:s/>) Rethink some timelines</text:p>
      <text:p text:style-name="Standard"/>
      <text:p text:style-name="Standard">End screen statistics. Try introduction design.</text:p>
      <text:p text:style-name="Standard"/>
      <text:p text:style-name="Standard"/>
      <text:p text:style-name="Standard"/>
      <text:p text:style-name="Standard">New todo:</text:p>
      <text:p text:style-name="Standard"/>
      <text:p text:style-name="Standard">Timeline</text:p>
      <text:p text:style-name="Standard"/>
      <text:p text:style-name="Standard"/>
      <text:p text:style-name="Standard"/>
      <text:p text:style-name="Standard">Demolevel:<text:s/></text:p>
      <text:p text:style-name="Standard"/>
      <text:p text:style-name="Standard">Responses to Focus on efforts.<text:s/></text:p>
      <text:p text:style-name="Standard"/>
      <text:p text:style-name="Standard">Caught kidnapper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i Niemi</dc:creator>
    <meta:creation-date>2016-12-19T17:32:00Z</meta:creation-date>
    <dc:date>2018-08-08T14:35:00Z</dc:date>
    <meta:template xlink:href="Normal.dotm" xlink:type="simple"/>
    <meta:editing-cycles>64</meta:editing-cycles>
    <meta:editing-duration>PT356520S</meta:editing-duration>
    <meta:document-statistic meta:page-count="1" meta:paragraph-count="1" meta:word-count="41" meta:character-count="260" meta:row-count="1" meta:non-whitespace-character-count="220"/>
  </office:meta>
</office:document-meta>
</file>